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786cm"/>
    </style:style>
    <style:style style:name="pr5" style:family="presentation" style:parent-style-name="Default-subtitle">
      <style:graphic-properties draw:fill-color="#ffffff" draw:auto-grow-height="true" fo:min-height="6.77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draw:auto-grow-height="true" fo:min-height="7.259cm"/>
    </style:style>
    <style:style style:name="pr10" style:family="presentation" style:parent-style-name="Default-title">
      <style:graphic-properties draw:auto-grow-height="true" fo:min-height="7.571cm"/>
    </style:style>
    <style:style style:name="pr11" style:family="presentation" style:parent-style-name="Default-notes">
      <style:graphic-properties draw:fill-color="#ffffff" draw:auto-grow-height="true" fo:min-height="13.38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96pt" fo:font-weight="bold" style:font-size-asian="96pt" style:font-weight-asian="bold" style:font-size-complex="96pt" style:font-weight-complex="bold"/>
    </style:style>
    <style:style style:name="P5" style:family="paragraph"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1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rning Down the Cast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CA 2018, Sydn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nfessions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… </text:span><text:span text:style-name="T2">of a kernel maintainer in recove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this is my personal story</text:p>
              <text:p/>
              <text:p>started out with kernel maintainers as my heros</text:p>
              <text:p/>
              <text:p>and then learned a lot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Iss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de of Conflict</text:span></text:p>
          </draw:text-box>
        </draw:frame>
        <draw:frame presentation:style-name="pr2" draw:text-style-name="P2" draw:layer="layout" svg:width="25.199cm" svg:height="4.259cm" svg:x="1.405cm" svg:y="8.741cm" presentation:class="subtitle" presentation:user-transformed="true">
          <draw:text-box>
            <text:p><text:span text:style-name="T2">Just the surface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just the symptom, not the real problem (or only for a few maintainers)</text:p>
              <text:p/>
              <text:p>this is what kernel maintainers mean when they say „it has gotten much better“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Power</text:span></text:p>
            <text:p><text:span text:style-name="T2">+</text:span></text:p>
            <text:p><text:span text:style-name="T2">Controlling Behavi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interlude about how violence isn't really needed for abuse, it's all about control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„</text:span><text:span text:style-name="T2">Why does he do that?</text:span></text:p>
            <text:p><text:span text:style-name="T2">Inside the Minds of Angry and Controlling Men“</text:span></text:p>
            <text:p><text:span text:style-name="T2">by Lundy Bancro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this is about abusive in personal relationships</text:p>
              <text:p/>
              <text:p>extracts patterns and archetypes of abusers which translate really well to other settings like the kernel community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only technic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one-way emotions, especially Linus (classic controlling behaviour): contributors only technical, maintainers can throw around all their emotions, demand understanding with their workload, ...</text:p>
              <text:p/>
              <text:p>no (safe) space for community topics</text:p>
              <text:p/>
              <text:p>negative space for real leadership</text:p>
              <text:p/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make it perso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gain no safe discussion spaces</text:p>
              <text:p/>
              <text:p>high stakes, better to cover up than fix for real</text:p>
              <text:p/>
              <text:p>local toxic people everywhere, unchallenged</text:p>
              <text:p/>
              <text:p>personality cult also reinforces power, so this goes both ways on the abuse ladder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do not share pow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ack of good docs („I don't need this stuff“ - well it's not for established contributors!)</text:p>
              <text:p/>
              <text:p>bad docs for „unwritten rules“ which everyone supposedly knows, resulting in lots of unknowns about what's expected</text:p>
              <text:p/>
              <text:p>lack of proper automation/tests</text:p>
              <text:p/>
              <text:p>review is a power establishing gauntlet</text:p>
              <text:p/>
              <text:p>group maintainership is a fringe thing: 25% at subsystem level, 15% for real (arm-soc only at the top group maintained, drm only some subtrees), 5% actual teams with CI and everything</text:p>
              <text:p/>
              <text:p>„powerless“ maintainer as smoke screen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Interactive Documentation</text:span></text:p>
          </draw:text-box>
        </draw:frame>
        <draw:frame presentation:style-name="pr5" draw:text-style-name="P2" draw:layer="layout" svg:width="25.199cm" svg:height="6.775cm" svg:x="1.4cm" svg:y="8.225cm" presentation:class="subtitle" presentation:user-transformed="true">
          <draw:text-box>
            <text:p><text:span text:style-name="T2">„</text:span><text:span text:style-name="T2">Life is better with Rust's community automation“</text:span></text:p>
            <text:p><text:span text:style-name="T2">by Emily Dunham</text:span></text:p>
            <text:p><text:span text:style-name="T2"/></text:p>
            <text:p><text:span text:style-name="T2">„</text:span><text:span text:style-name="T2">Have It Your Way: Maximizing Drive-Thru Contributions“ by VM Brass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think whether your community is safe against all these failure modes, fix accordingly</text:p>
              <text:p/>
              <text:p>really good ideas from Rust-land, see slide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nice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first attempt at improving: look at maintainers who already stood up for e.g. outreachy and CoC, as possible allies</text:p>
              <text:p/>
              <text:p>but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„</text:span><text:span text:style-name="T1">nice“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but</text:p>
              <text:p/>
              <text:p>watch heated dicussions with them → not even listening to other viewpoints the consider invalid, so „nice maintainers“ similarly abusive about their power, just a lot nicer about it</text:p>
              <text:p/>
              <text:p>makes it really risky to find allies at kernel conferences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Allies, 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who else is there and not an ally?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apologi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example kernel panel with 4 people</text:p>
              <text:p/>
              <text:p>3 apologists (plus me)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lost contribu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oud and silent ones</text:p>
              <text:p/>
              <text:p>(not going to name/expose anyone ofc)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burned out maintain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not 100% quitters, often no longer maintainers</text:p>
              <text:p text:style-name="P5"/>
              <text:p text:style-name="P5">learned what it means to lead teams the hard way</text:p>
              <text:p text:style-name="P5"/>
              <text:p text:style-name="P5">not really me, just hit the limit of what can be changed from within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(dri-deve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gfx subsystem improved a lot:</text:p>
              <text:p/>
              <text:list text:style-name="L3">
                <text:list-item>
                  <text:p>commit rights, much less powers for maintainers</text:p>
                </text:list-item>
                <text:list-item>
                  <text:p>CI, automate as much as feasible</text:p>
                </text:list-item>
                <text:list-item>
                  <text:p>implemented rst-based new documentation system</text:p>
                </text:list-item>
                <text:list-item>
                  <text:p>pushing for good docs everywhere (code, process, ...)</text:p>
                </text:list-item>
                <text:list-item>
                  <text:p>real code of conduct, enforced</text:p>
                </text:list-item>
              </text:list>
              <text:p/>
              <text:p>but no one willing to fight the kernel community at large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mere contribu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contribute and get out again</text:p>
              <text:p text:style-name="P5"/>
              <text:p text:style-name="P5">or vendor kernel/fork from the start, never contributing back to upstream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llies, Mayb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sandwiched maintainer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ots of unhappy maintainers in-between</text:p>
              <text:p/>
              <text:p>but all unwilling to actually change for various reasons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7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LS <text:span text:style-name="T4">@vmbrasseur </text:span>@jonobacon at OSCON, LCA, ...<text:span text:style-name="T4"> </text:span></text:p>
              </text:list-item>
              <text:list-item>
                <text:p><text:span text:style-name="T4">maintainerati @jessfraz</text:span></text:p>
              </text:list-item>
              <text:list-item>
                <text:p><text:span text:style-name="T4">community tracks in general</text:span></text:p>
              </text:list-item>
              <text:list-item>
                <text:p><text:span text:style-name="T4">change management, e.g. John Kot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5">interlude about learning how to run a community properly</text:span></text:p>
              <text:p><text:span text:style-name="T5"/></text:p>
              <text:p><text:span text:style-name="T5">to make this less depressing</text:span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Status Qu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pectator 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pplause when a maintainer gets dragged off stage because he didn't make it to the last round (boxing as spectator sport)</text:p>
              <text:p/>
              <text:p>„abusive performance arts“, spicy quotes passed around in the press</text:p>
              <text:p/>
              <text:p>not an exclusive problem to the kernel community, really hard to fix</text:p>
              <text:p/>
              <text:p>personality cult as power reinforcement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car(r)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nwilling to share power/give away control out of fear of the next beat up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job 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paid because they are the bottleneck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L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ame, just much more extreme:</text:p>
              <text:p/>
              <text:p>LF haggling Linus Torvalds Q&amp;A around at every event, „access to kernel maintainers“ as their product</text:p>
              <text:p/>
              <text:p>LF founded to give Linus Torvalds (and others) a neutral employer</text:p>
              <text:p/>
              <text:p>hence LF also depends upon the current organization staying as is</text:p>
              <text:p/>
              <text:p>and ofc Linus would need to look for a new job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us Quo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maintainers benef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(mostly) abuse doesn't happen because people are sadistic, but because there's real benefits and incentives</text:p>
              <text:p/>
              <text:p>abusers aren't born, they're made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Governanc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conflicts of interests will hap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nother interlude ...</text:p>
              <text:p/>
              <text:p>mostly an issue for large communities, but so much easier to fix when still small</text:p>
              <text:p/>
              <text:p>separate governance/foundation from business, the governance foundation should not hire/fund developers</text:p>
              <text:p/>
              <text:p>make sure you don't restrict voting rights to e.g. founders, or only big companies</text:p>
              <text:p/>
              <text:p>foundation/community goals will drift, make sure they will get realigned through your voting/governance structure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Quo vadi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ntributors</text:span></text:p>
          </draw:text-box>
        </draw:frame>
        <draw:frame presentation:style-name="pr9" draw:text-style-name="P2" draw:layer="layout" svg:width="25.199cm" svg:height="7.259cm" svg:x="1.4cm" svg:y="8.741cm" presentation:class="subtitle" presentation:user-transformed="true">
          <draw:text-box>
            <text:p><text:span text:style-name="T2">do not get stuck</text:span></text:p>
            <text:p><text:span text:style-name="T2"/></text:p>
            <text:p><text:span text:style-name="T2">DO. NOT. GET. STU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kernel contributing is a great career boost, I don't want to deny that to anyone</text:p>
              <text:p/>
              <text:p>but be clear on what you get yourself into</text:p>
              <text:p/>
              <text:p>do not join if you're inclined to fix communities</text:p>
              <text:p/>
              <text:p>maybe join if you want to test something, you can't make it worse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</text:span></text:p>
          </draw:text-box>
        </draw:frame>
        <draw:frame presentation:style-name="pr9" draw:text-style-name="P2" draw:layer="layout" svg:width="25.199cm" svg:height="7.259cm" svg:x="1.4cm" svg:y="8.741cm" presentation:class="subtitle" presentation:user-transformed="true">
          <draw:text-box>
            <text:p><text:span text:style-name="T2">share power, drop priviledges</text:span></text:p>
            <text:p><text:span text:style-name="T2">document&amp;automate</text:span></text:p>
            <text:p><text:span text:style-name="T2">care about the peo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more specific plea towards maintainers to break the established abuse vectors in the kernel community</text:p>
              <text:p/>
              <text:p>best done silently, and if caught, blame it all on dri-devel</text:p>
              <text:p/>
              <text:p>pls try to avoid a French revolution</text:p>
              <text:p/>
              <text:p>aka my talk title isn't a call to action, but an unfortunate prediction</text:p>
              <text:p/>
              <text:p>personally reached the limit of what's possible from within, as a maintainer (in graphics)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10" draw:text-style-name="P4" draw:layer="layout" svg:width="25.199cm" svg:height="7.571cm" svg:x="1.401cm" svg:y="5.924cm" presentation:class="title" presentation:user-transformed="true">
          <draw:text-box>
            <text:p><text:span text:style-name="T3">Be a Steward</text:span><text:span text:style-name="T3"><text:line-break/></text:span><text:span text:style-name="T3">Not a L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closing sob story:</text:p>
              <text:p/>
              <text:p>thank people for letting me share my story and for listening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e a Steward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technical excellenc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backup slide for the inevitable question</text:p>
              <text:p/>
              <text:p>open source is about changing the world</text:p>
              <text:p/>
              <text:p>at least you need bug reporters and users for relevance</text:p>
              <text:p/>
              <text:p>at least some collaborators, for review</text:p>
              <text:p/>
              <text:p>even if you're a unicorn, you need collaborators because one-person projects aren't all that relevant</text:p>
              <text:p/>
              <text:p>→ technical excellence requires to put people first</text:p>
              <text:p/>
              <text:p>Linux is failing, e.g. regression handling isn't working, instead power plays, abuse and backstabbing politics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The sucess! And still growi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some good things:</text:p>
              <text:p/>
              <text:p>distributed development, no central repo</text:p>
              <text:p/>
              <text:p>no regressions (actually caring about users)</text:p>
              <text:p/>
              <text:p>but</text:p>
              <text:p/>
              <text:p>the world needed an open source OS, and BSD was struggling with fragmentation and lawsuits too much</text:p>
              <text:p/>
              <text:p>hence</text:p>
              <text:p/>
              <text:p>Linux didn't win because of the abusive management style, but despite</text:p>
              <text:p/>
              <text:p>nowadays lots of vendors semi-abandon upstream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23DT5H23M25S</meta:editing-duration>
    <meta:editing-cycles>88</meta:editing-cycles>
    <meta:generator>LibreOffice/5.4.3.1$Linux_X86_64 LibreOffice_project/40m0$Build-1</meta:generator>
    <dc:date>2017-11-09T23:41:56.185488239</dc:date>
    <meta:document-statistic meta:object-count="142"/>
  </office:meta>
</office:document-meta>
</file>